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" svg:font-family="'Nimbus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5625in" fo:margin-left="-0.2354in" table:align="left"/>
    </style:style>
    <style:style style:name="Table1.A" style:family="table-column">
      <style:table-column-properties style:column-width="7.5625in"/>
    </style:style>
    <style:style style:name="Table1.1" style:family="table-row">
      <style:table-row-properties style:min-row-height="3.375in"/>
    </style:style>
    <style:style style:name="Table1.A1" style:family="table-cell">
      <style:table-cell-properties fo:background-color="#0000ff" fo:padding="0.0382in" fo:border="0.05pt solid #000000">
        <style:background-image/>
      </style:table-cell-properties>
    </style:style>
    <style:style style:name="Table2" style:family="table">
      <style:table-properties style:width="7.2542in" fo:margin-left="0.1493in" table:align="left"/>
    </style:style>
    <style:style style:name="Table2.A" style:family="table-column">
      <style:table-column-properties style:column-width="7.2542in"/>
    </style:style>
    <style:style style:name="Table2.1" style:family="table-row">
      <style:table-row-properties style:min-row-height="2.875in"/>
    </style:style>
    <style:style style:name="Table2.A1" style:family="table-cell">
      <style:table-cell-properties fo:background-color="#00ccff" fo:padding="0.0382in" fo:border="0.05pt solid #000000">
        <style:background-image/>
      </style:table-cell-properties>
    </style:style>
    <style:style style:name="Table3" style:family="table">
      <style:table-properties style:width="7in" fo:margin-left="0.1076in" table:align="left"/>
    </style:style>
    <style:style style:name="Table3.A" style:family="table-column">
      <style:table-column-properties style:column-width="7in"/>
    </style:style>
    <style:style style:name="Table3.1" style:family="table-row">
      <style:table-row-properties style:min-row-height="2.5in"/>
    </style:style>
    <style:style style:name="Table3.A1" style:family="table-cell">
      <style:table-cell-properties fo:background-color="#99ffff" fo:padding="0.0382in" fo:border="0.05pt solid #000000">
        <style:background-image/>
      </style:table-cell-properties>
    </style:style>
    <style:style style:name="Table4" style:family="table">
      <style:table-properties style:width="6.9167in" fo:margin-left="0.0139in" table:align="left"/>
    </style:style>
    <style:style style:name="Table4.A" style:family="table-column">
      <style:table-column-properties style:column-width="6.9167in"/>
    </style:style>
    <style:style style:name="Table4.1" style:family="table-row">
      <style:table-row-properties style:min-row-height="2.1875in"/>
    </style:style>
    <style:style style:name="Table4.A1" style:family="table-cell">
      <style:table-cell-properties fo:background-color="#ccffff" fo:padding="0.0382in" fo:border="0.05pt solid #000000">
        <style:background-image/>
      </style:table-cell-properties>
    </style:style>
    <style:style style:name="Table5" style:family="table">
      <style:table-properties style:width="6.75in" fo:margin-left="0.0347in" table:align="left"/>
    </style:style>
    <style:style style:name="Table5.A" style:family="table-column">
      <style:table-column-properties style:column-width="6.75in"/>
    </style:style>
    <style:style style:name="Table5.1" style:family="table-row">
      <style:table-row-properties style:min-row-height="1.125in"/>
    </style:style>
    <style:style style:name="Table5.A1" style:family="table-cell">
      <style:table-cell-properties fo:background-color="#ffffcc" fo:padding="0.0382in" fo:border="0.05pt solid #000000">
        <style:background-image/>
      </style:table-cell-properties>
    </style:style>
    <style:style style:name="Table6" style:family="table">
      <style:table-properties style:width="6.6736in" table:align="margins"/>
    </style:style>
    <style:style style:name="Table6.A" style:family="table-column">
      <style:table-column-properties style:column-width="6.6736in" style:rel-column-width="65535*"/>
    </style:style>
    <style:style style:name="Table6.1" style:family="table-row">
      <style:table-row-properties style:min-row-height="0.3125in"/>
    </style:style>
    <style:style style:name="Table6.A1" style:family="table-cell">
      <style:table-cell-properties fo:background-color="#ffffff" fo:padding="0.0382in" fo:border="0.05pt solid #000000">
        <style:background-image/>
      </style:table-cell-properties>
    </style:style>
    <style:style style:name="Table7" style:family="table">
      <style:table-properties style:width="6.6736in" table:align="margins"/>
    </style:style>
    <style:style style:name="Table7.A" style:family="table-column">
      <style:table-column-properties style:column-width="6.6736in" style:rel-column-width="65535*"/>
    </style:style>
    <style:style style:name="Table7.A1" style:family="table-cell">
      <style:table-cell-properties fo:background-color="#ffffff" fo:padding="0.0382in" fo:border="0.05pt solid #000000">
        <style:background-image/>
      </style:table-cell-properties>
    </style:style>
    <style:style style:name="div" style:family="table">
      <style:table-properties style:width="6.75in" fo:margin-left="0.066in" table:align="left"/>
    </style:style>
    <style:style style:name="div.A" style:family="table-column">
      <style:table-column-properties style:column-width="6.75in"/>
    </style:style>
    <style:style style:name="div.1" style:family="table-row">
      <style:table-row-properties style:min-row-height="0.625in"/>
    </style:style>
    <style:style style:name="div.A1" style:family="table-cell">
      <style:table-cell-properties fo:background-color="#ffffcc" fo:padding="0.0382in" fo:border="0.05pt solid #000000">
        <style:background-image/>
      </style:table-cell-properties>
    </style:style>
    <style:style style:name="span" style:family="table">
      <style:table-properties style:width="6.5in" fo:margin-left="0.0868in" table:align="left"/>
    </style:style>
    <style:style style:name="span.A" style:family="table-column">
      <style:table-column-properties style:column-width="6.5in"/>
    </style:style>
    <style:style style:name="span.A1" style:family="table-cell">
      <style:table-cell-properties fo:background-color="#ffffff" fo:padding="0.0382in" fo:border="0.05pt solid #000000">
        <style:background-image/>
      </style:table-cell-properties>
    </style:style>
    <style:style style:name="aside" style:family="table">
      <style:table-properties style:width="6.9236in" table:align="margins"/>
    </style:style>
    <style:style style:name="aside.A" style:family="table-column">
      <style:table-column-properties style:column-width="6.9236in" style:rel-column-width="65535*"/>
    </style:style>
    <style:style style:name="aside.A1" style:family="table-cell">
      <style:table-cell-properties fo:background-color="#ccffff" fo:padding="0.0382in" fo:border="0.05pt solid #000000">
        <style:background-image/>
      </style:table-cell-properties>
    </style:style>
    <style:style style:name="span-1" style:family="table">
      <style:table-properties style:width="6.8472in" table:align="margins"/>
    </style:style>
    <style:style style:name="span-1.A" style:family="table-column">
      <style:table-column-properties style:column-width="6.8472in" style:rel-column-width="65535*"/>
    </style:style>
    <style:style style:name="span-1.A1" style:family="table-cell">
      <style:table-cell-properties fo:background-color="#ffffcc" fo:padding="0.0382in" fo:border="0.05pt solid #000000">
        <style:background-image/>
      </style:table-cell-properties>
    </style:style>
    <style:style style:name="a-2" style:family="table">
      <style:table-properties style:width="6.7708in" table:align="margins"/>
    </style:style>
    <style:style style:name="a-2.A" style:family="table-column">
      <style:table-column-properties style:column-width="6.7708in" style:rel-column-width="65535*"/>
    </style:style>
    <style:style style:name="a-2.A1" style:family="table-cell">
      <style:table-cell-properties fo:background-color="#ffffff" fo:padding="0.0382in" fo:border="0.05pt solid #000000">
        <style:background-image/>
      </style:table-cell-properties>
    </style:style>
    <style:style style:name="Table8" style:family="table">
      <style:table-properties style:width="6.8472in" table:align="margins"/>
    </style:style>
    <style:style style:name="Table8.A" style:family="table-column">
      <style:table-column-properties style:column-width="6.8472in" style:rel-column-width="65535*"/>
    </style:style>
    <style:style style:name="Table8.A1" style:family="table-cell">
      <style:table-cell-properties fo:background-color="#ffffcc" fo:padding="0.0382in" fo:border="0.05pt solid #000000">
        <style:background-image/>
      </style:table-cell-properties>
    </style:style>
    <style:style style:name="nav" style:family="table">
      <style:table-properties style:width="6.9236in" table:align="margins"/>
    </style:style>
    <style:style style:name="nav.A" style:family="table-column">
      <style:table-column-properties style:column-width="6.9236in" style:rel-column-width="65535*"/>
    </style:style>
    <style:style style:name="nav.A1" style:family="table-cell">
      <style:table-cell-properties fo:background-color="#ffffcc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Nimbus Mono"/>
    </style:style>
    <style:style style:name="P2" style:family="paragraph" style:parent-style-name="Table_20_Contents">
      <style:text-properties style:font-name="Nimbus Mono" officeooo:rsid="0005a8b8" officeooo:paragraph-rsid="000715b7"/>
    </style:style>
    <style:style style:name="P3" style:family="paragraph" style:parent-style-name="Table_20_Contents">
      <style:text-properties style:font-name="Nimbus Mono" officeooo:rsid="000715b7" officeooo:paragraph-rsid="000715b7"/>
    </style:style>
    <style:style style:name="P4" style:family="paragraph" style:parent-style-name="Table_20_Contents">
      <style:text-properties style:font-name="Nimbus Mono" officeooo:paragraph-rsid="000715b7"/>
    </style:style>
    <style:style style:name="P5" style:family="paragraph" style:parent-style-name="Standard">
      <style:text-properties style:font-name="Nimbus Mono" officeooo:rsid="000715b7" officeooo:paragraph-rsid="000715b7"/>
    </style:style>
    <style:style style:name="P6" style:family="paragraph" style:parent-style-name="Standard">
      <style:text-properties style:font-name="Nimbus Mono" officeooo:paragraph-rsid="00071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tml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body #assign</text:p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div #topbox</text:p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2">header</text:p>
                        <table:table table:name="Table4" table:style-name="Table4">
                          <table:table-column table:style-name="Table4.A"/>
                          <table:table-row table:style-name="Table4.1">
                            <table:table-cell table:style-name="Table4.A1" office:value-type="string">
                              <text:p text:style-name="P3">h1</text:p>
                              <table:table table:name="Table5" table:style-name="Table5">
                                <table:table-column table:style-name="Table5.A"/>
                                <table:table-row table:style-name="Table5.1">
                                  <table:table-cell table:style-name="Table5.A1" office:value-type="string">
                                    <text:p text:style-name="P3">a</text:p>
                                    <table:table table:name="Table6" table:style-name="Table6">
                                      <table:table-column table:style-name="Table6.A"/>
                                      <table:table-row table:style-name="Table6.1">
                                        <table:table-cell table:style-name="Table6.A1" office:value-type="string">
                                          <text:p text:style-name="P2"/>
                                        </table:table-cell>
                                      </table:table-row>
                                    </table:table>
                                    <text:p text:style-name="P3">a</text:p>
                                    <table:table table:name="Table7" table:style-name="Table7">
                                      <table:table-column table:style-name="Table7.A"/>
                                      <table:table-row>
                                        <table:table-cell table:style-name="Table7.A1" office:value-type="string">
                                          <text:p text:style-name="P4"/>
                                        </table:table-cell>
                                      </table:table-row>
                                    </table:table>
                                    <text:p text:style-name="P3"/>
                                  </table:table-cell>
                                </table:table-row>
                              </table:table>
                              <text:p text:style-name="P3">Div</text:p>
                              <table:table table:name="div" table:style-name="div">
                                <table:table-column table:style-name="div.A"/>
                                <table:table-row table:style-name="div.1">
                                  <table:table-cell table:style-name="div.A1" office:value-type="string">
                                    <text:p text:style-name="P3">Span</text:p>
                                    <table:table table:name="span" table:style-name="span">
                                      <table:table-column table:style-name="span.A"/>
                                      <table:table-row>
                                        <table:table-cell table:style-name="span.A1" office:value-type="string">
                                          <text:p text:style-name="P1"/>
                                        </table:table-cell>
                                      </table:table-row>
                                    </table:table>
                                    <text:p text:style-name="P3"/>
                                  </table:table-cell>
                                </table:table-row>
                              </table:table>
                              <text:p text:style-name="P3"/>
                              <text:p text:style-name="P3"/>
                            </table:table-cell>
                          </table:table-row>
                        </table:table>
                        <text:p text:style-name="P2"/>
                        <text:p text:style-name="P3">Aside #student-info</text:p>
                        <table:table table:name="aside" table:style-name="aside">
                          <table:table-column table:style-name="aside.A"/>
                          <table:table-row>
                            <table:table-cell table:style-name="aside.A1" office:value-type="string">
                              <text:p text:style-name="P3">Span #student-name</text:p>
                              <table:table table:name="span-1" table:style-name="span-1">
                                <table:table-column table:style-name="span-1.A"/>
                                <table:table-row>
                                  <table:table-cell table:style-name="span-1.A1" office:value-type="string">
                                    <text:p text:style-name="P3">Student: ./student name</text:p>
                                    <text:p text:style-name="P3">[a</text:p>
                                    <table:table table:name="a-2" table:style-name="a-2">
                                      <table:table-column table:style-name="a-2.A"/>
                                      <table:table-row>
                                        <table:table-cell table:style-name="a-2.A1" office:value-type="string">
                                          <text:p text:style-name="P1"/>
                                        </table:table-cell>
                                      </table:table-row>
                                    </table:table>
                                    <text:p text:style-name="P3">]</text:p>
                                  </table:table-cell>
                                </table:table-row>
                              </table:table>
                              <text:p text:style-name="P3">Span #student-name</text:p>
                              <table:table table:name="Table8" table:style-name="Table8">
                                <table:table-column table:style-name="Table8.A"/>
                                <table:table-row>
                                  <table:table-cell table:style-name="Table8.A1" office:value-type="string">
                                    <text:p text:style-name="P3"/>
                                    <text:p text:style-name="P3"/>
                                  </table:table-cell>
                                </table:table-row>
                              </table:table>
                              <text:p text:style-name="P3"/>
                            </table:table-cell>
                          </table:table-row>
                        </table:table>
                        <text:p text:style-name="P3">Nav #mainMenu</text:p>
                        <table:table table:name="nav" table:style-name="nav">
                          <table:table-column table:style-name="nav.A"/>
                          <table:table-row>
                            <table:table-cell table:style-name="nav.A1" office:value-type="string">
                              <text:p text:style-name="P1"/>
                            </table:table-cell>
                          </table:table-row>
                        </table:table>
                        <text:p text:style-name="P3"/>
                      </table:table-cell>
                    </table:table-row>
                  </table:table>
                  <text:p text:style-name="P2"/>
                  <text:p text:style-name="P2"/>
                </table:table-cell>
              </table:table-row>
            </table:table>
            <text:p text:style-name="P2"/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" svg:font-family="'Nimbus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7:01:20.141443275</meta:creation-date>
    <meta:editing-duration>PT4M12S</meta:editing-duration>
    <meta:editing-cycles>2</meta:editing-cycles>
    <meta:generator>LibreOffice/4.4.1.2$Linux_X86_64 LibreOffice_project/40m0$Build-2</meta:generator>
    <dc:date>2015-03-12T17:12:09.176893357</dc:date>
    <meta:document-statistic meta:table-count="14" meta:image-count="0" meta:object-count="0" meta:page-count="1" meta:paragraph-count="16" meta:word-count="24" meta:character-count="138" meta:non-whitespace-character-count="130"/>
  </office:meta>
</office:document-meta>
</file>